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E797B7BD3095918.png" manifest:media-type="image/png"/>
  <manifest:file-entry manifest:full-path="Pictures/100000000000078000000438FF52731FBB575882.png" manifest:media-type="image/png"/>
  <manifest:file-entry manifest:full-path="Pictures/100000000000078000000438496ACD3769938B68.png" manifest:media-type="image/png"/>
  <manifest:file-entry manifest:full-path="Pictures/10000000000007800000043839753F48FE2183F0.png" manifest:media-type="image/png"/>
  <manifest:file-entry manifest:full-path="Pictures/1000000000000780000004388171C20EF8ECCF1A.png" manifest:media-type="image/png"/>
  <manifest:file-entry manifest:full-path="Pictures/1000000000000780000004387FF6C1B6A7A04079.png" manifest:media-type="image/png"/>
  <manifest:file-entry manifest:full-path="Pictures/10000000000007800000043808BBCEEA28E1077E.png" manifest:media-type="image/png"/>
  <manifest:file-entry manifest:full-path="Pictures/1000000000000780000004388EC76A30AA54F2FC.png" manifest:media-type="image/png"/>
  <manifest:file-entry manifest:full-path="Pictures/1000000000000780000004389C5EB4E552C4B900.png" manifest:media-type="image/png"/>
  <manifest:file-entry manifest:full-path="Pictures/100000000000078000000438A735C66BAC7FB180.png" manifest:media-type="image/png"/>
  <manifest:file-entry manifest:full-path="Pictures/100000000000078000000438C9A15E7820AD0075.png" manifest:media-type="image/png"/>
  <manifest:file-entry manifest:full-path="Pictures/100000000000078000000438E16E456CEAD03926.png" manifest:media-type="image/png"/>
  <manifest:file-entry manifest:full-path="Pictures/1000000000000780000004389DFCCF37D128D766.png" manifest:media-type="image/png"/>
  <manifest:file-entry manifest:full-path="Pictures/1000000000000780000004384E3F1EB7AD7FD3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FF52731FBB575882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9.562cm" draw:z-index="1"><draw:image xlink:href="Pictures/100000000000078000000438496ACD3769938B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562cm" draw:z-index="2"><draw:image xlink:href="Pictures/1000000000000780000004388171C20EF8ECCF1A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width="17cm" svg:height="9.562cm" draw:z-index="3"><draw:image xlink:href="Pictures/1000000000000780000004381E797B7BD3095918.png" xlink:type="simple" xlink:show="embed" xlink:actuate="onLoad"/></draw:frame></text:p>
      <text:p text:style-name="Standard"/>
      <text:p text:style-name="Standard"><draw:frame draw:style-name="fr2" draw:name="Image5" text:anchor-type="paragraph" svg:width="17cm" svg:height="9.562cm" draw:z-index="4"><draw:image xlink:href="Pictures/1000000000000780000004387FF6C1B6A7A04079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17cm" svg:height="9.562cm" draw:z-index="5"><draw:image xlink:href="Pictures/1000000000000780000004388EC76A30AA54F2FC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9.562cm" draw:z-index="6"><draw:image xlink:href="Pictures/1000000000000780000004389C5EB4E552C4B900.png" xlink:type="simple" xlink:show="embed" xlink:actuate="onLoad"/></draw:frame><text:soft-page-break/></text:p>
      <text:p text:style-name="Standard"><draw:frame draw:style-name="fr1" draw:name="Image8" text:anchor-type="paragraph" svg:width="17cm" svg:height="9.562cm" draw:z-index="7"><draw:image xlink:href="Pictures/10000000000007800000043839753F48FE2183F0.png" xlink:type="simple" xlink:show="embed" xlink:actuate="onLoad"/></draw:frame></text:p>
      <text:p text:style-name="Standard"/>
      <text:p text:style-name="Standard"><draw:frame draw:style-name="fr3" draw:name="Image9" text:anchor-type="paragraph" svg:x="0.194cm" svg:y="1.431cm" svg:width="17cm" svg:height="9.562cm" draw:z-index="8"><draw:image xlink:href="Pictures/10000000000007800000043808BBCEEA28E1077E.png" xlink:type="simple" xlink:show="embed" xlink:actuate="onLoad"/></draw:frame><text:soft-page-break/></text:p>
      <text:p text:style-name="Standard"/>
      <text:p text:style-name="Standard"><draw:frame draw:style-name="fr3" draw:name="Image10" text:anchor-type="paragraph" svg:x="0.071cm" svg:y="11.201cm" svg:width="17cm" svg:height="9.562cm" draw:z-index="9"><draw:image xlink:href="Pictures/100000000000078000000438A735C66BAC7FB1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1" text:anchor-type="paragraph" svg:x="-0.06cm" svg:y="0.385cm" svg:width="17cm" svg:height="9.562cm" draw:z-index="10"><draw:image xlink:href="Pictures/100000000000078000000438C9A15E7820AD0075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Image12" text:anchor-type="paragraph" svg:x="0.194cm" svg:y="0.305cm" svg:width="17cm" svg:height="9.562cm" draw:z-index="11"><draw:image xlink:href="Pictures/100000000000078000000438E16E456CEAD039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17cm" svg:height="9.562cm" draw:z-index="12"><draw:image xlink:href="Pictures/1000000000000780000004389DFCCF37D128D766.png" xlink:type="simple" xlink:show="embed" xlink:actuate="onLoad"/></draw:frame><text:soft-page-break/></text:p>
      <text:p text:style-name="Standard"><draw:frame draw:style-name="fr1" draw:name="Image14" text:anchor-type="paragraph" svg:width="17cm" svg:height="9.562cm" draw:z-index="13"><draw:image xlink:href="Pictures/1000000000000780000004384E3F1EB7AD7FD3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22H28M58S</meta:editing-duration>
    <meta:editing-cycles>4</meta:editing-cycles>
    <meta:generator>LibreOffice/5.2.0.4$Windows_x86 LibreOffice_project/066b007f5ebcc236395c7d282ba488bca6720265</meta:generator>
    <dc:date>2017-11-21T11:27:35.888000000</dc:date>
    <meta:document-statistic meta:table-count="0" meta:image-count="14" meta:object-count="0" meta:page-count="7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